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522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3" office:value-type="string">
            <text:p>Ramp up 0.01 sec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3">
          <table:table-cell table:number-columns-repeated="3"/>
          <table:table-cell table:style-name="ce1" office:value-type="string">
            <text:p>Write (1 to N)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2473">
            <text:p>2473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3456">
            <text:p>3456</text:p>
          </table:table-cell>
          <table:table-cell table:style-name="ce2" office:value-type="float" office:value="323.878365981738">
            <text:p>323.87836598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.0846587993843">
            <text:p>40.0846587994</text:p>
          </table:table-cell>
          <table:table-cell table:style-name="ce2" office:value-type="float" office:value="5.04972752453181">
            <text:p>5.049727524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2543">
            <text:p>2543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549">
            <text:p>3549</text:p>
          </table:table-cell>
          <table:table-cell table:style-name="ce2" office:value-type="float" office:value="337.178334449201">
            <text:p>337.17833444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.0306351455257">
            <text:p>39.0306351455</text:p>
          </table:table-cell>
          <table:table-cell table:style-name="ce2" office:value-type="float" office:value="4.91694524782502">
            <text:p>4.916945247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2571">
            <text:p>2571</text:p>
          </table:table-cell>
          <table:table-cell table:style-name="ce2" office:value-type="float" office:value="239">
            <text:p>239</text:p>
          </table:table-cell>
          <table:table-cell table:style-name="ce2" office:value-type="float" office:value="4275">
            <text:p>4275</text:p>
          </table:table-cell>
          <table:table-cell table:style-name="ce2" office:value-type="float" office:value="327.291746235475">
            <text:p>327.29174623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.5852586305577">
            <text:p>38.5852586306</text:p>
          </table:table-cell>
          <table:table-cell table:style-name="ce2" office:value-type="float" office:value="4.86083824545112">
            <text:p>4.860838245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2668">
            <text:p>2668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5244">
            <text:p>5244</text:p>
          </table:table-cell>
          <table:table-cell table:style-name="ce2" office:value-type="float" office:value="430.554535185544">
            <text:p>430.55453518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.2590388099463">
            <text:p>37.2590388099</text:p>
          </table:table-cell>
          <table:table-cell table:style-name="ce2" office:value-type="float" office:value="4.69376563133113">
            <text:p>4.693765631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2597">
            <text:p>2597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4503">
            <text:p>4503</text:p>
          </table:table-cell>
          <table:table-cell table:style-name="ce2" office:value-type="float" office:value="332.441293308637">
            <text:p>332.44129330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.3231917393594">
            <text:p>38.3231917394</text:p>
          </table:table-cell>
          <table:table-cell table:style-name="ce2" office:value-type="float" office:value="4.82782395935289">
            <text:p>4.8278239594</text:p>
          </table:table-cell>
          <table:table-cell table:style-name="ce2" office:value-type="float" office:value="129">
            <text:p>129</text:p>
          </table:table-cell>
        </table:table-row>
        <table:table-row table:style-name="ro5">
          <table:table-cell table:number-columns-repeated="12"/>
        </table:table-row>
        <table:table-row table:style-name="ro3">
          <table:table-cell table:number-columns-repeated="3"/>
          <table:table-cell table:style-name="ce1" office:value-type="string">
            <text:p>Read (1 to N)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5.4534897544212">
            <text:p>15.45348975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97.193877551021">
            <text:p>797.193877551</text:p>
          </table:table-cell>
          <table:table-cell table:style-name="ce2" office:value-type="float" office:value="100.427744339923">
            <text:p>100.4277443399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20.1634394857995">
            <text:p>20.16343948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38.252556199476">
            <text:p>738.2525561995</text:p>
          </table:table-cell>
          <table:table-cell table:style-name="ce2" office:value-type="float" office:value="93.002519286848">
            <text:p>93.002519286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2.8182827063446">
            <text:p>22.81828270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36.865374696043">
            <text:p>736.865374696</text:p>
          </table:table-cell>
          <table:table-cell table:style-name="ce2" office:value-type="float" office:value="92.827766929482">
            <text:p>92.8277669295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36.0911904939332">
            <text:p>36.09119049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82.03519301596">
            <text:p>682.035193016</text:p>
          </table:table-cell>
          <table:table-cell table:style-name="ce2" office:value-type="float" office:value="85.9204491201746">
            <text:p>85.9204491202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55.2639892570886">
            <text:p>55.26398925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92.459179562528">
            <text:p>592.4591795625</text:p>
          </table:table-cell>
          <table:table-cell table:style-name="ce2" office:value-type="float" office:value="74.6359708628575">
            <text:p>74.6359708629</text:p>
          </table:table-cell>
          <table:table-cell table:style-name="ce2" office:value-type="float" office:value="129">
            <text:p>129</text:p>
          </table:table-cell>
        </table:table-row>
        <table:table-row table:style-name="ro5">
          <table:table-cell table:number-columns-repeated="12"/>
        </table:table-row>
        <table:table-row table:style-name="ro3">
          <table:table-cell table:number-columns-repeated="3"/>
          <table:table-cell table:style-name="ce1" office:value-type="string">
            <text:p>Update (1 to N)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2.4428223932514">
            <text:p>12.44282239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62.46686024492">
            <text:p>1262.4668602449</text:p>
          </table:table-cell>
          <table:table-cell table:style-name="ce2" office:value-type="float" office:value="159.041235323823">
            <text:p>159.041235323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22.6315081934457">
            <text:p>22.63150819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53.26951908661">
            <text:p>1153.2695190866</text:p>
          </table:table-cell>
          <table:table-cell table:style-name="ce2" office:value-type="float" office:value="145.284929650559">
            <text:p>145.2849296506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32.6863954341694">
            <text:p>32.68639543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3.79349118129">
            <text:p>963.7934911813</text:p>
          </table:table-cell>
          <table:table-cell table:style-name="ce2" office:value-type="float" office:value="121.415390978893">
            <text:p>121.4153909789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36.9461783206244">
            <text:p>36.94617832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63.169442695514">
            <text:p>763.1694426955</text:p>
          </table:table-cell>
          <table:table-cell table:style-name="ce2" office:value-type="float" office:value="96.1414629958217">
            <text:p>96.141462995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37.3860330026281">
            <text:p>37.38603300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3.411527438701">
            <text:p>663.4115274387</text:p>
          </table:table-cell>
          <table:table-cell table:style-name="ce2" office:value-type="float" office:value="83.574303749602">
            <text:p>83.5743037496</text:p>
          </table:table-cell>
          <table:table-cell table:style-name="ce2" office:value-type="float" office:value="129">
            <text:p>129</text:p>
          </table:table-cell>
        </table:table-row>
        <table:table-row table:style-name="ro5" table:number-rows-repeated="1048550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000-00-00T23:11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1T11:11:53</meta:creation-date>
    <meta:generator>LibreOffice/4.0.2.2$Linux_x86 LibreOffice_project/400m0$Build-2</meta:generator>
    <dc:date>2014-09-23T00:11:38</dc:date>
    <dc:creator>kattz </dc:creator>
    <meta:editing-duration>PT5H28M56S</meta:editing-duration>
    <meta:editing-cycles>30</meta:editing-cycles>
    <meta:document-statistic meta:table-count="1" meta:cell-count="202" meta:object-count="0"/>
  </office:meta>
</office:document-meta>
</file>